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3cm"/>
    </style:style>
    <style:style style:name="co3" style:family="table-column">
      <style:table-column-properties fo:break-before="auto" style:column-width="4.223cm"/>
    </style:style>
    <style:style style:name="co4" style:family="table-column">
      <style:table-column-properties fo:break-before="auto" style:column-width="2.75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</text:p>
          </table:table-cell>
          <table:table-cell table:style-name="ce1" office:value-type="string" calcext:value-type="string">
            <text:p>EpCAM -ve Venus +ve</text:p>
          </table:table-cell>
          <table:table-cell table:style-name="ce1" office:value-type="string" calcext:value-type="string">
            <text:p>EpCAM +ve Venus +ve</text:p>
          </table:table-cell>
          <table:table-cell office:value-type="string" calcext:value-type="string">
            <text:p>std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00127410099024109" calcext:value-type="float">
            <text:p>0.0012741009902410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16" calcext:value-type="float">
            <text:p>0.016</text:p>
          </table:table-cell>
          <table:table-cell office:value-type="float" office:value="0.984" calcext:value-type="float">
            <text:p>0.984</text:p>
          </table:table-cell>
          <table:table-cell office:value-type="float" office:value="0.00308058436014987" calcext:value-type="float">
            <text:p>0.0030805843601498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985" calcext:value-type="float">
            <text:p>0.0985</text:p>
          </table:table-cell>
          <table:table-cell office:value-type="float" office:value="0.9015" calcext:value-type="float">
            <text:p>0.9015</text:p>
          </table:table-cell>
          <table:table-cell office:value-type="float" office:value="0.0239273901627403" calcext:value-type="float">
            <text:p>0.023927390162740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8065" calcext:value-type="float">
            <text:p>0.8065</text:p>
          </table:table-cell>
          <table:table-cell office:value-type="float" office:value="0.0402686395763916" calcext:value-type="float">
            <text:p>0.040268639576391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245" calcext:value-type="float">
            <text:p>0.245</text:p>
          </table:table-cell>
          <table:table-cell office:value-type="float" office:value="0.755" calcext:value-type="float">
            <text:p>0.755</text:p>
          </table:table-cell>
          <table:table-cell office:value-type="float" office:value="0.0276664056212584" calcext:value-type="float">
            <text:p>0.027666405621258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00127410099024109" calcext:value-type="float">
            <text:p>0.0012741009902410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9863" calcext:value-type="float">
            <text:p>0.9863</text:p>
          </table:table-cell>
          <table:table-cell office:value-type="float" office:value="0.00308058436014987" calcext:value-type="float">
            <text:p>0.0030805843601498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9489" calcext:value-type="float">
            <text:p>0.9489</text:p>
          </table:table-cell>
          <table:table-cell office:value-type="float" office:value="0.0239273901627403" calcext:value-type="float">
            <text:p>0.023927390162740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1132" calcext:value-type="float">
            <text:p>0.1132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0402686395763916" calcext:value-type="float">
            <text:p>0.040268639576391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1897" calcext:value-type="float">
            <text:p>0.1897</text:p>
          </table:table-cell>
          <table:table-cell office:value-type="float" office:value="0.8103" calcext:value-type="float">
            <text:p>0.8103</text:p>
          </table:table-cell>
          <table:table-cell office:value-type="float" office:value="0.0276664056212584" calcext:value-type="float">
            <text:p>0.027666405621258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00127410099024109" calcext:value-type="float">
            <text:p>0.0012741009902410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9802" calcext:value-type="float">
            <text:p>0.9802</text:p>
          </table:table-cell>
          <table:table-cell office:value-type="float" office:value="0.00308058436014987" calcext:value-type="float">
            <text:p>0.0030805843601498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0239273901627403" calcext:value-type="float">
            <text:p>0.023927390162740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148" calcext:value-type="float">
            <text:p>0.148</text:p>
          </table:table-cell>
          <table:table-cell office:value-type="float" office:value="0.852" calcext:value-type="float">
            <text:p>0.852</text:p>
          </table:table-cell>
          <table:table-cell office:value-type="float" office:value="0.0402686395763916" calcext:value-type="float">
            <text:p>0.040268639576391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219" calcext:value-type="float">
            <text:p>0.219</text:p>
          </table:table-cell>
          <table:table-cell office:value-type="float" office:value="0.781" calcext:value-type="float">
            <text:p>0.781</text:p>
          </table:table-cell>
          <table:table-cell office:value-type="float" office:value="0.0276664056212584" calcext:value-type="float">
            <text:p>0.02766640562125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₹ </number:text>
      <number:number number:decimal-places="0" number:min-decimal-places="0" number:min-integer-digits="1" number:grouping="true"/>
    </number:number-style>
    <number:number-style style:name="N111">
      <number:text>₹ 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₹ 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₹ 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₹ </number:text>
      <number:number number:decimal-places="2" number:min-decimal-places="2" number:min-integer-digits="1" number:grouping="true"/>
    </number:number-style>
    <number:number-style style:name="N113">
      <number:text>₹ 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₹ 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₹ 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₹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₹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₹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₹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₹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₹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₹ </number:text>
      <number:number number:decimal-places="0" number:min-decimal-places="0" number:min-integer-digits="1" number:grouping="true"/>
    </number:number-style>
    <number:number-style style:name="N127">
      <number:text>₹ 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text>₹ 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₹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₹ </number:text>
      <number:number number:decimal-places="2" number:min-decimal-places="2" number:min-integer-digits="1" number:grouping="true"/>
    </number:number-style>
    <number:number-style style:name="N129">
      <number:text>₹ 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text>₹ </number:text>
      <number:number number:decimal-places="2" number:min-decimal-places="2" number:min-integer-digits="1" number:grouping="true"/>
    </number:number-style>
    <number:number-style style:name="N130">
      <style:text-properties fo:color="#ff0000"/>
      <number:text>₹ 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₹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₹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₹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₹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₹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₹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3T16:53:23.241000000</meta:creation-date>
    <dc:date>2023-05-23T16:58:46.152000000</dc:date>
    <meta:editing-duration>PT5M23S</meta:editing-duration>
    <meta:editing-cycles>1</meta:editing-cycles>
    <meta:document-statistic meta:table-count="1" meta:cell-count="64" meta:object-count="0"/>
    <meta:generator>LibreOffice/7.4.3.2$Windows_X86_64 LibreOffice_project/1048a8393ae2eeec98dff31b5c133c5f1d08b890</meta:generator>
  </office:meta>
</office:document-meta>
</file>